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en" fo:country="US" fo:font-style="normal" style:font-style-asian="normal" style:font-style-complex="normal"/>
    </style:style>
    <style:style style:name="P7" style:family="paragraph" style:parent-style-name="Heading_20_1">
      <style:text-properties fo:language="ru" fo:country="RU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style:font-name="Times New Roman" fo:language="ru" fo:country="RU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cm" draw:z-index="0"><draw:image xlink:href="../../odt/images/3107.png" xlink:type="simple" xlink:show="embed" xlink:actuate="onLoad"/></draw:frame></text:p>
          </table:table-cell>
          <table:table-cell table:style-name="Table1.B1" office:value-type="string">
            <text:h text:style-name="P7" text:outline-level="1">Управляемая проводимос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4cm" svg:height="2.09cm" draw:z-index="0"><draw:image xlink:href="../../odt/images/310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3">аналогичен блоку </text:span><text:span text:style-name="T5">Сопротивление электрическое линейное</text:span><text:span text:style-name="T3"> (</text:span>описываемого законом Ома<text:span text:style-name="T3">)</text:span>, <text:span text:style-name="T3">с единственным отличием – сопротивление элемента не является константой</text:span>:</text:p>
            <text:p text:style-name="P4"><text:span text:style-name="T1"><draw:frame draw:style-name="fr3" draw:name="Объект1" text:anchor-type="as-char" svg:width="3.951cm" svg:height="1.25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,</text:span></text:p>
            <text:p text:style-name="P5">где:</text:p>
            <text:p text:style-name="P3"><text:span text:style-name="T1"><draw:frame draw:style-name="fr3" draw:name="Объект2" text:anchor-type="as-char" svg:width="2.448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– потенциалы узлов, к которым подключен данный элемент;</text:span></text:p>
            <text:p text:style-name="P5"><draw:frame draw:style-name="fr3" draw:name="Объект3" text:anchor-type="as-char" svg:width="1.125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е сопротивления, <text:span text:style-name="T4">изменяющееся</text:span><text:span text:style-name="T3"> во времени </text:span>(<text:span text:style-name="T3">проводимость, подаваемая на управляющий вход – величина, обратная сопротивлению</text:span>)<text:span text:style-name="T3">;</text:span></text:p>
            <text:p text:style-name="P5"><draw:frame draw:style-name="fr3" draw:name="Объект4" text:anchor-type="as-char" svg:width="1.046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– ток через элемент.</text:p>
            <text:p text:style-name="P5">Внутренняя структура данного блока приведена на рисунке 1:</text:p>
            <text:p text:style-name="P6"><draw:frame draw:style-name="fr2" draw:name="Графический объект3" text:anchor-type="as-char" svg:width="10.269cm" svg:height="9.79cm" draw:z-index="0"><draw:image xlink:href="../../odt/images/3107_ris_1.png" xlink:type="simple" xlink:show="embed" xlink:actuate="onLoad"/></draw:frame></text:p>
            <text:p text:style-name="P6">Рисунок 1 – Внутренняя структура блока «<text:span text:style-name="T3">Управляемая проводимость</text:span>»</text:p>
            <text:p text:style-name="P3"><text:span text:style-name="T1">Данный блок при помощи блоков для создания ненаправленных соединений передаёт в </text:span><text:span text:style-name="T1">подключенные к данному элементу внутренние узлы электрической схемы значения </text:span><text:span text:style-name="T2">проводимости</text:span><text:span text:style-name="T1"> (KJ), </text:span><text:span text:style-name="T2">которое</text:span><text:span text:style-name="T1"> </text:span><text:span text:style-name="T2">должно быть подано на управляющий вход</text:span><text:span text:style-name="T1">, и значения токов (Isrc), равные нулю. При этом с первого входа значение своего номера узла (NSELF) передаётся как значение соседнего номера узла (NJ) и наоборот.</text:span></text:p>
            <text:p text:style-name="Text_20_body"><text:span text:style-name="T4">Свойства</text:span><text:span text:style-name="T3">: </text:span><text:span text:style-name="T6">для работы блока свойства задавать не требуется</text:span><text:span text:style-name="T3">.</text:span></text:p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ая проводимость</dc:title>
    <dc:date>2012-02-16T12:08:59.53</dc:date>
    <meta:generator>OpenOffice_Beta/4.1.0$Win32 OpenOffice.org_project/410m14$Build-9760</meta:generator>
    <meta:editing-duration>PT4H25M9S</meta:editing-duration>
    <meta:editing-cycles>92</meta:editing-cycles>
    <dc:creator>Александр </dc:creator>
    <meta:document-statistic meta:table-count="1" meta:image-count="3" meta:object-count="4" meta:page-count="2" meta:paragraph-count="17" meta:word-count="134" meta:character-count="99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>u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u</mi>
                <mn>2</mn>
              </msub>
            </mrow>
            <mrow>
              <mo stretchy="false">(</mo>
              <mrow>
                <mi>t</mi>
              </mrow>
              <mo stretchy="false">)</mo>
            </mrow>
          </mrow>
          <mrow>
            <mi>R</mi>
            <mrow>
              <mo stretchy="false">(</mo>
              <mrow>
                <mi>t</mi>
              </mrow>
              <mo stretchy="false">)</mo>
            </mrow>
          </mrow>
        </mfrac>
        <mo stretchy="false">=</mo>
        <mi>I</mi>
      </mrow>
      <mrow>
        <mo stretchy="false">(</mo>
        <mrow>
          <mi>t</mi>
        </mrow>
        <mo stretchy="false">)</mo>
      </mrow>
    </mrow>
    <annotation encoding="StarMath 5.0">{u_1(t) - u_2(t)} over {R(t)} = I(t)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sub>
        <mi>u</mi>
        <mn>2</mn>
      </msub>
      <mrow>
        <mo stretchy="false">(</mo>
        <mrow>
          <mi>t</mi>
        </mrow>
        <mo stretchy="false">)</mo>
      </mrow>
    </mrow>
    <annotation encoding="StarMath 5.0">u_1(t) , u_2(t)</annotation>
  </semantics>
</math>
</file>

<file path=Object 3/content.xml><?xml version="1.0" encoding="utf-8"?>
<math xmlns="http://www.w3.org/1998/Math/MathML">
  <semantics>
    <mrow>
      <mi>R</mi>
      <mrow>
        <mo stretchy="false">(</mo>
        <mrow>
          <mi>t</mi>
        </mrow>
        <mo stretchy="false">)</mo>
      </mrow>
    </mrow>
    <annotation encoding="StarMath 5.0">R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